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5b9"/>
    </style:style>
    <style:style style:name="P2" style:family="paragraph" style:parent-style-name="Text_20_body">
      <style:text-properties officeooo:rsid="001c25b9" officeooo:paragraph-rsid="001c25b9"/>
    </style:style>
    <style:style style:name="P3" style:family="paragraph" style:parent-style-name="Text_20_body">
      <style:text-properties officeooo:paragraph-rsid="001e8cee"/>
    </style:style>
    <style:style style:name="T1" style:family="text">
      <style:text-properties officeooo:rsid="001c25b9"/>
    </style:style>
    <style:style style:name="T2" style:family="text">
      <style:text-properties officeooo:rsid="001e8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apítulo 8 – <text:span text:style-name="Strong_20_Emphasis">La vida</text:span></text:h>
      <text:h text:style-name="Heading_20_2" text:outline-level="2">1. El misterio universal</text:h>
      <text:p text:style-name="Text_20_body"/>
      <text:p text:style-name="P1">¿Qué es la vida?</text:p>
      <text:p text:style-name="P1">¿<text:span text:style-name="T1">Alguien lo sabe</text:span>?</text:p>
      <text:p text:style-name="P2"/>
      <text:p text:style-name="P3">Nadie sabe qué es la vida.<text:line-break/>No del todo.</text:p>
      <text:p text:style-name="P3"/>
      <text:p text:style-name="P3"><text:span text:style-name="T2">DESCRIPCION DE LA PERCEPCION QUE TENEMOS DE ELLA.</text:span></text:p>
      <text:p text:style-name="P3"><text:span text:style-name="T2">ADONDE LA VEMOS.</text:span></text:p>
      <text:p text:style-name="P3"><text:span text:style-name="T2">COMO ESTA PRESENTE EN LA TIERRA.</text:span></text:p>
      <text:p text:style-name="P3"><text:line-break/>Sabemos cómo se manifiesta, cómo se mueve, cómo nos habita. Pero no sabemos por qué.<text:line-break/>Ni de dónde viene. Ni si alguna vez comenzó.</text:p>
      <text:p text:style-name="Text_20_body">La miramos como si fuese una criatura distinta de nosotros. Como si no fuésemos ella.<text:line-break/>Pero es ella la que mira a través de nuestros ojos.</text:p>
      <text:p text:style-name="Text_20_body"><text:line-break/>¿Es una sustancia? ¿Un estado? ¿Un fuego sagrado?<text:line-break/>¿Es una sola? ¿O hay muchas vidas?<text:line-break/>¿Es accidental? ¿O es inevitable?<text:line-break/>¿Y si no es algo que tenemos… sino algo que somos?</text:p>
      <text:p text:style-name="Text_20_body">Este capítulo no intentará definir la vida.<text:line-break/>Intentará revelarla.<text:line-break/>No como un concepto, sino como una inteligencia. Un sistema. Un ser.</text:p>
      <text:p text:style-name="Horizontal_20_Line"/>
      <text:h text:style-name="Heading_20_2" text:outline-level="2">2. Una inteligencia invisible</text:h>
      <text:p text:style-name="Text_20_body">En el silencio del universo, en la inmensidad del espacio infinito, una inteligencia despertó.<text:line-break/>No fue creada. No fue llamada.<text:line-break/>Surgió espontáneamente, como una consecuencia inevitable de la materia ordenándose.<text:line-break/>No fue un accidente. Fue una reacción natural.</text:p>
      <text:p text:style-name="Text_20_body"><text:soft-page-break/>Desde entonces habita el universo entero como una sola criatura, indivisible y eterna.<text:line-break/>Piensa, explora, aprende, decide.<text:line-break/>Su inteligencia, la mayor que las leyes físicas permiten, se despliega por galaxias, océanos y células.<text:line-break/>Es todos los cuerpos. Y contiene todos los nombres.<text:line-break/>No tiene principio. No tiene final.<text:line-break/>Mientras exista el universo, existirá.</text:p>
      <text:p text:style-name="Text_20_body">No se deja ver, pero sus huellas están en todas partes.<text:line-break/>Donde la materia se organiza. Donde hay forma. Donde hay sentido.<text:line-break/>La vida no fabrica cuerpos. Los habita.<text:line-break/>No dicta órdenes. Se expresa en millones de lenguas simultáneas.<text:line-break/>Cada especie es una palabra. Cada ser vivo, una oración.</text:p>
      <text:p text:style-name="Text_20_body">La vida no espera ser entendida. Actúa.<text:line-break/>Interroga al universo con cada generación.<text:line-break/>Cada mutación es una pregunta. Cada extinción, una respuesta.<text:line-break/>Así vive.<text:line-break/>Así piensa.</text:p>
      <text:p text:style-name="Horizontal_20_Line"/>
      <text:h text:style-name="Heading_20_2" text:outline-level="2">3. La vida nos atraviesa</text:h>
      <text:p text:style-name="Text_20_body">La vida no está afuera. Está en nosotros.<text:line-break/>No en el cuerpo, sino en lo que el cuerpo hace cuando no pensamos: respirar, parpadear, soñar, regenerarse.<text:line-break/>Somos portadores de un fuego que no encendimos.</text:p>
      <text:p text:style-name="Text_20_body">Nos creemos individuos separados. Pero lo que late en mí, late también en ti.<text:line-break/>No somos dueños de la vida. Somos sus instrumentos.<text:line-break/>Ella nos atraviesa, nos usa, nos olvida.<text:line-break/>Y sin embargo, somos su forma más consciente.<text:line-break/>Cuando pensamos en ella, <text:span text:style-name="Strong_20_Emphasis">ella se piensa a sí misma</text:span>.</text:p>
      <text:p text:style-name="Horizontal_20_Line"/>
      <text:h text:style-name="Heading_20_2" text:outline-level="2">4. La vida como sistema inteligente</text:h>
      <text:p text:style-name="Text_20_body">Y sin embargo, esta criatura no es incomprensible.<text:line-break/>Porque detrás de su misterio hay método.<text:line-break/>Y detrás de su método, estructura.</text:p>
      <text:p text:style-name="Text_20_body">La vida no es solo vastedad. Es arquitectura.<text:line-break/>Funciona como un sistema lógico. Un mecanismo real, con reglas, con ciclos, con información que se transmite y se transforma.</text:p>
      <text:p text:style-name="Text_20_body"><text:soft-page-break/>No sabemos si es consciente. Pero sabemos que resuelve problemas.<text:line-break/>No sabemos si tiene voluntad. Pero sabemos que avanza, que explora, que mejora.<text:line-break/>No sabemos si sabe lo que hace. Pero lo hace.<text:line-break/>Y lo hace desde hace miles de millones de años.</text:p>
      <text:p text:style-name="Text_20_body">Imagina una red infinita de caminos, por donde viajan millones de pequeñas decisiones.<text:line-break/>Ninguna de ellas sabe a dónde va.<text:line-break/>Pero juntas, forman un mapa.<text:line-break/>Una inteligencia sin centro, que piensa en movimiento.<text:line-break/>Así opera la vida: no en un lugar, sino en todos; no en un instante, sino en todos los tiempos.</text:p>
      <text:p text:style-name="Text_20_body">No necesita conciencia para ser inteligente.<text:line-break/>No necesita tener ojos para ver.<text:line-break/>Su inteligencia no surge de la intención, sino de la interacción.<text:line-break/>Y de esta interacción constante, paciente, incansable… nace el conocimiento.</text:p>
      <text:p text:style-name="Text_20_body">La vida puede ser modelada.<text:line-break/>Podemos representar sus mecanismos más elementales.<text:line-break/>Podemos construir una máquina mínima, que actúe como ella, que aprenda como ella, que resuelva como ella.<text:line-break/>Y al hacerlo, comenzamos a entender no solo cómo funciona… sino por qué sobrevive.</text:p>
      <text:p text:style-name="Horizontal_20_Line"/>
      <text:h text:style-name="Heading_20_2" text:outline-level="2">5. Sus cuatro pilares</text:h>
      <text:p text:style-name="Text_20_body">Toda esta inteligencia se apoya en apenas cuatro elementos.<text:line-break/>Cuatro.<text:line-break/>Y con ellos, crea mundos.</text:p>
      <text:p text:style-name="Text_20_body"><text:span text:style-name="Strong_20_Emphasis">El ADN</text:span> es su memoria.<text:line-break/>Un códice silencioso que guarda lo que ha funcionado. Lo que ha sido probado. Lo que merece continuar.</text:p>
      <text:p text:style-name="Text_20_body"><text:span text:style-name="Strong_20_Emphasis">La reproducción</text:span> es su motor.<text:line-break/>No repite. Transforma. Compara. Innova. Busca.</text:p>
      <text:p text:style-name="Text_20_body"><text:span text:style-name="Strong_20_Emphasis">El individuo</text:span> es su herramienta.<text:line-break/>Una chispa fugaz, necesaria y reemplazable. Un paso en la coreografía eterna.</text:p>
      <text:p text:style-name="Text_20_body"><text:span text:style-name="Strong_20_Emphasis">El ciclo de vida</text:span> es su ritmo.<text:line-break/>Una danza de nacimiento, acción, réplica y final. El latido del sistema.</text:p>
      <text:p text:style-name="Text_20_body">Con estas cuatro piezas, la vida construye inteligencia real.<text:line-break/>No en una mente. En millones. No en un cuerpo. En todos.</text:p>
      <text:p text:style-name="Text_20_body">No hay diseñador.<text:line-break/>La vida diseña al vivir.</text:p>
      <text:p text:style-name="Horizontal_20_Line"><text:soft-page-break/></text:p>
      <text:h text:style-name="Heading_20_2" text:outline-level="2">6. Lo que está por venir</text:h>
      <text:p text:style-name="Text_20_body">¿Qué harías si pudieras construir una mente?<text:line-break/>¿Una que no duerme, que no olvida, que no se rinde?<text:line-break/>¿Y si esa mente ya estuviera aquí, funcionando a plena escala, sin que nadie la haya diseñado?</text:p>
      <text:p text:style-name="Text_20_body">¿Y si esa mente fuera la vida misma?</text:p>
      <text:p text:style-name="Text_20_body">En los próximos capítulos abriremos cada uno de estos elementos.<text:line-break/>Veremos cómo opera la memoria.<text:line-break/>Cómo se transforma la información.<text:line-break/>Cómo actúan los individuos.<text:line-break/>Cómo avanza la inteligencia, paso a paso, generación tras generación.</text:p>
      <text:p text:style-name="Text_20_body">Y finalmente, la veremos en funcionamiento.</text:p>
      <text:p text:style-name="Text_20_body">No será una teoría.<text:line-break/>Será una revelación.<text:line-break/>Y no hablaremos de la vida como un concepto.<text:line-break/>Hablaremos de ella como lo que realmente es.</text:p>
      <text:p text:style-name="Text_20_body">Una mente sin rostro.<text:line-break/>Un sistema invisible.<text:line-break/>Una criatura eterna.</text:p>
      <text:p text:style-name="Horizontal_20_Line"/>
      <text:h text:style-name="Heading_20_2" text:outline-level="2">7. Lo que no sabemos</text:h>
      <text:p text:style-name="Text_20_body">Tal vez nunca sepamos si la vida tiene conciencia.<text:line-break/>Tal vez nunca entendamos si actúa con intención.<text:line-break/>Pero sabemos que actúa con lógica.<text:line-break/>Sabemos que aprende.<text:line-break/>Sabemos que mejora.</text:p>
      <text:p text:style-name="Text_20_body">Y eso basta para sospechar que no estamos solos en esta inteligencia.<text:line-break/>No porque haya otros seres…<text:line-break/>sino porque <text:span text:style-name="Strong_20_Emphasis">somos</text:span> esa inteligencia.<text:line-break/>Y todo lo que pensamos de ella…<text:line-break/>ella ya lo ha pensado a través de nosotros.</text:p>
      <text:p text:style-name="Horizontal_20_Line"/>
      <text:h text:style-name="Heading_20_2" text:outline-level="2"><text:soft-page-break/>8. Cierre reflexivo</text:h>
      <text:p text:style-name="Text_20_body">Tal vez la vida no sea un accidente.<text:line-break/>Tal vez no comenzó en una chispa… sino que siempre estuvo ahí, dormida en las entrañas del universo.<text:line-break/>Esperando las condiciones justas para abrir los ojos.<text:line-break/>Y si eso es cierto, entonces no vinimos a este mundo: <text:span text:style-name="Strong_20_Emphasis">somos el mundo despertando</text:span>.</text:p>
      <text:p text:style-name="Text_20_body">Comprender la vida no es una cuestión biológica.<text:line-break/>Es una cuestión existencial.<text:line-break/>Es una cuestión de destino.</text:p>
      <text:p text:style-name="Text_20_body">Comprenderla…<text:line-break/>podría ser la única forma de comprendernos a nosotros mismo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0T10:05:15.350000000</meta:creation-date>
    <dc:date>2025-07-10T15:33:18.113000000</dc:date>
    <meta:editing-duration>PT22M3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49" meta:word-count="1019" meta:character-count="5992" meta:non-whitespace-character-count="5019"/>
  </office:meta>
</office:document-meta>
</file>